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C69C6A87797805CE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 Semibold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P5" style:family="paragraph">
      <loext:graphic-properties draw:fill="none" draw:fill-color="#ffffff"/>
      <style:paragraph-properties fo:text-align="start"/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5" style:family="text">
      <style:text-properties style:font-name="Segoe UI Semi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3.622cm" svg:height="3.063cm" svg:x="2.032cm" svg:y="1.016cm">
          <draw:text-box>
            <text:p text:style-name="P1"><text:span text:style-name="T1">Old Testament</text:span></text:p>
            <text:p text:style-name="P1"><text:span text:style-name="T2">Isaiah 61:10-62: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4" draw:layer="layout" svg:width="23.622cm" svg:height="6.263cm" svg:x="2.032cm" svg:y="1.016cm">
          <draw:text-box>
            <text:p><text:span text:style-name="T3">10</text:span><text:span text:style-name="T4">I will greatly rejoice in the Lord;</text:span></text:p>
            <text:p><text:span text:style-name="T4"><text:s text:c="7"/></text:span><text:span text:style-name="T4">my soul shall exult in my God, </text:span></text:p>
            <text:p><text:span text:style-name="T4"><text:s text:c="2"/></text:span><text:span text:style-name="T4">for he has clothed me with the garments of <text:s/></text:span></text:p>
            <text:p><text:span text:style-name="T4"><text:s text:c="7"/></text:span><text:span text:style-name="T4">salvation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4" draw:text-style-name="P4" draw:layer="layout" svg:width="24.384cm" svg:height="8.128cm" svg:x="2.032cm" svg:y="1.016cm">
          <draw:text-box>
            <text:p><text:span text:style-name="T4"><text:s text:c="2"/></text:span><text:span text:style-name="T4">he has covered me with the robe of </text:span></text:p>
            <text:p><text:span text:style-name="T4"><text:s text:c="7"/></text:span><text:span text:style-name="T4">righteousness,</text:span></text:p>
            <text:p><text:span text:style-name="T4"><text:s text:c="2"/></text:span><text:span text:style-name="T4">as a bridegroom decks himself</text:span></text:p>
            <text:p><text:span text:style-name="T4"><text:s text:c="7"/></text:span><text:span text:style-name="T4">like a priest with a beautiful headdress,</text:span></text:p>
            <text:p><text:span text:style-name="T4"><text:s text:c="2"/></text:span><text:span text:style-name="T4">and as a bride adorns herself with her jewel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5" draw:text-style-name="P4" draw:layer="layout" svg:width="23.622cm" svg:height="9.269cm" svg:x="2.032cm" svg:y="1.016cm">
          <draw:text-box>
            <text:p><text:span text:style-name="T3">11</text:span><text:span text:style-name="T4">For as the earth brings forth its sprouts,</text:span></text:p>
            <text:p><text:span text:style-name="T4"><text:s text:c="7"/></text:span><text:span text:style-name="T4">and as a garden causes what is sown in </text:span></text:p>
            <text:p><text:span text:style-name="T4"><text:s text:c="7"/></text:span><text:span text:style-name="T4">it to sprout up,</text:span></text:p>
            <text:p><text:span text:style-name="T4"><text:s text:c="2"/></text:span><text:span text:style-name="T4">so the Lord God will cause righteousness <text:s text:c="2"/></text:span></text:p>
            <text:p><text:span text:style-name="T4"><text:s text:c="7"/></text:span><text:span text:style-name="T4">and praise to sprout up before all the </text:span></text:p>
            <text:p><text:span text:style-name="T4"><text:s text:c="7"/></text:span><text:span text:style-name="T4">nation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6" draw:text-style-name="P2" draw:layer="layout" svg:width="23.876cm" svg:height="7.766cm" svg:x="1.778cm" svg:y="1.124cm">
          <draw:text-box>
            <text:p><text:span text:style-name="T5"><text:s/></text:span><text:span text:style-name="T3">62:1</text:span><text:span text:style-name="T4">For Zion's sake I will not keep silent,</text:span></text:p>
            <text:p><text:span text:style-name="T4"><text:s text:c="7"/></text:span><text:span text:style-name="T4">and for Jerusalem's sake I will not be </text:span></text:p>
            <text:p><text:span text:style-name="T4"><text:s text:c="7"/></text:span><text:span text:style-name="T4">quiet, until her righteousness goes forth </text:span></text:p>
            <text:p><text:span text:style-name="T4"><text:s text:c="7"/></text:span><text:span text:style-name="T4">as brightness,and her salvation as a </text:span></text:p>
            <text:p><text:span text:style-name="T4"><text:s text:c="7"/></text:span><text:span text:style-name="T4">burning torc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3" draw:text-style-name="P4" draw:layer="layout" svg:width="23.622cm" svg:height="6.263cm" svg:x="2.032cm" svg:y="1.016cm">
          <draw:text-box>
            <text:p><text:span text:style-name="T3">2</text:span><text:span text:style-name="T4">The nations shall see your righteousness,</text:span></text:p>
            <text:p><text:span text:style-name="T4"><text:s text:c="6"/></text:span><text:span text:style-name="T4">and all the kings your glory,</text:span></text:p>
            <text:p><text:span text:style-name="T4"><text:s/></text:span><text:span text:style-name="T4">and you shall be called by a new name</text:span></text:p>
            <text:p><text:span text:style-name="T4"><text:s text:c="6"/></text:span><text:span text:style-name="T4">that the mouth of the Lord will giv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3" draw:text-style-name="P5" draw:layer="layout" svg:width="23.622cm" svg:height="6.263cm" svg:x="2.032cm" svg:y="1.016cm">
          <draw:text-box>
            <text:p><text:span text:style-name="T3">3</text:span><text:span text:style-name="T4">You shall be a crown of beauty in the hand </text:span></text:p>
            <text:p><text:span text:style-name="T4"><text:s/></text:span><text:span text:style-name="T4">of the Lord,</text:span></text:p>
            <text:p><text:span text:style-name="T4"><text:s text:c="4"/></text:span><text:span text:style-name="T4">and a royal diadem in the hand of your </text:span></text:p>
            <text:p><text:span text:style-name="T4"><text:s text:c="4"/></text:span><text:span text:style-name="T4">Go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2200000253C69C6A87797805C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9T15:53:40.708000000</meta:creation-date>
    <dc:title>Blue</dc:title>
    <meta:editing-duration>PT1H2M10S</meta:editing-duration>
    <meta:editing-cycles>7</meta:editing-cycles>
    <meta:generator>LibreOffice/5.3.7.2$Windows_X86_64 LibreOffice_project/6b8ed514a9f8b44d37a1b96673cbbdd077e24059</meta:generator>
    <dc:date>2017-12-30T11:05:03.572000000</dc:date>
    <meta:document-statistic meta:object-count="42"/>
  </office:meta>
</office:document-meta>
</file>